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.getLi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riteClassNameTest_Collection2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.setList( Collection &lt; B &gt; li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riteClassNameTest_Collection2.test_li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